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3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3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-unet_based (otsu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17236328125" calcext:value-type="float">
            <text:p>0,917236328125</text:p>
          </table:table-cell>
          <table:table-cell office:value-type="float" office:value="0.902750631644182" calcext:value-type="float">
            <text:p>0,902750631644182</text:p>
          </table:table-cell>
          <table:table-cell office:value-type="float" office:value="0.888643829188174" calcext:value-type="float">
            <text:p>0,888643829188174</text:p>
          </table:table-cell>
          <table:table-cell office:value-type="float" office:value="0.799603090824642" calcext:value-type="float">
            <text:p>0,799603090824642</text:p>
          </table:table-cell>
          <table:table-cell office:value-type="float" office:value="0.874971122302823" calcext:value-type="float">
            <text:p>0,874971122302823</text:p>
          </table:table-cell>
          <table:table-cell office:value-type="float" office:value="0.942858743452564" calcext:value-type="float">
            <text:p>0,942858743452564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54204450334821" calcext:value-type="float">
            <text:p>0,854204450334821</text:p>
          </table:table-cell>
          <table:table-cell office:value-type="float" office:value="0.873298559880302" calcext:value-type="float">
            <text:p>0,873298559880302</text:p>
          </table:table-cell>
          <table:table-cell office:value-type="float" office:value="0.834066032212287" calcext:value-type="float">
            <text:p>0,834066032212287</text:p>
          </table:table-cell>
          <table:table-cell office:value-type="float" office:value="0.71536300961784" calcext:value-type="float">
            <text:p>0,71536300961784</text:p>
          </table:table-cell>
          <table:table-cell office:value-type="float" office:value="0.798206959428658" calcext:value-type="float">
            <text:p>0,798206959428658</text:p>
          </table:table-cell>
          <table:table-cell office:value-type="float" office:value="0.90172469374597" calcext:value-type="float">
            <text:p>0,90172469374597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913068498883929" calcext:value-type="float">
            <text:p>0,913068498883929</text:p>
          </table:table-cell>
          <table:table-cell office:value-type="float" office:value="0.888511285822977" calcext:value-type="float">
            <text:p>0,888511285822977</text:p>
          </table:table-cell>
          <table:table-cell office:value-type="float" office:value="0.875434168769834" calcext:value-type="float">
            <text:p>0,875434168769834</text:p>
          </table:table-cell>
          <table:table-cell office:value-type="float" office:value="0.778464136521198" calcext:value-type="float">
            <text:p>0,778464136521198</text:p>
          </table:table-cell>
          <table:table-cell office:value-type="float" office:value="0.862736406619385" calcext:value-type="float">
            <text:p>0,862736406619385</text:p>
          </table:table-cell>
          <table:table-cell office:value-type="float" office:value="0.940658747300216" calcext:value-type="float">
            <text:p>0,940658747300216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862444196428571" calcext:value-type="float">
            <text:p>0,862444196428571</text:p>
          </table:table-cell>
          <table:table-cell office:value-type="float" office:value="0.856600656381862" calcext:value-type="float">
            <text:p>0,856600656381862</text:p>
          </table:table-cell>
          <table:table-cell office:value-type="float" office:value="0.829470771359391" calcext:value-type="float">
            <text:p>0,829470771359391</text:p>
          </table:table-cell>
          <table:table-cell office:value-type="float" office:value="0.708628841607565" calcext:value-type="float">
            <text:p>0,708628841607565</text:p>
          </table:table-cell>
          <table:table-cell office:value-type="float" office:value="0.804006621822678" calcext:value-type="float">
            <text:p>0,804006621822678</text:p>
          </table:table-cell>
          <table:table-cell office:value-type="float" office:value="0.904087087670046" calcext:value-type="float">
            <text:p>0,904087087670046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44552176339286" calcext:value-type="float">
            <text:p>0,844552176339286</text:p>
          </table:table-cell>
          <table:table-cell office:value-type="float" office:value="0.852652488899276" calcext:value-type="float">
            <text:p>0,852652488899276</text:p>
          </table:table-cell>
          <table:table-cell office:value-type="float" office:value="0.830841050554122" calcext:value-type="float">
            <text:p>0,830841050554122</text:p>
          </table:table-cell>
          <table:table-cell office:value-type="float" office:value="0.710631391007953" calcext:value-type="float">
            <text:p>0,710631391007953</text:p>
          </table:table-cell>
          <table:table-cell office:value-type="float" office:value="0.810117681888831" calcext:value-type="float">
            <text:p>0,810117681888831</text:p>
          </table:table-cell>
          <table:table-cell office:value-type="float" office:value="0.875239100323198" calcext:value-type="float">
            <text:p>0,875239100323198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40018136160714" calcext:value-type="float">
            <text:p>0,840018136160714</text:p>
          </table:table-cell>
          <table:table-cell office:value-type="float" office:value="0.896997952158947" calcext:value-type="float">
            <text:p>0,896997952158947</text:p>
          </table:table-cell>
          <table:table-cell office:value-type="float" office:value="0.817788194168587" calcext:value-type="float">
            <text:p>0,817788194168587</text:p>
          </table:table-cell>
          <table:table-cell office:value-type="float" office:value="0.691744229024562" calcext:value-type="float">
            <text:p>0,691744229024562</text:p>
          </table:table-cell>
          <table:table-cell office:value-type="float" office:value="0.751432638610067" calcext:value-type="float">
            <text:p>0,751432638610067</text:p>
          </table:table-cell>
          <table:table-cell office:value-type="float" office:value="0.921060540287842" calcext:value-type="float">
            <text:p>0,921060540287842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920785086495536" calcext:value-type="float">
            <text:p>0,920785086495536</text:p>
          </table:table-cell>
          <table:table-cell office:value-type="float" office:value="0.745046370760754" calcext:value-type="float">
            <text:p>0,745046370760754</text:p>
          </table:table-cell>
          <table:table-cell office:value-type="float" office:value="0.827369981188364" calcext:value-type="float">
            <text:p>0,827369981188364</text:p>
          </table:table-cell>
          <table:table-cell office:value-type="float" office:value="0.705567798807363" calcext:value-type="float">
            <text:p>0,705567798807363</text:p>
          </table:table-cell>
          <table:table-cell office:value-type="float" office:value="0.930146116380415" calcext:value-type="float">
            <text:p>0,930146116380415</text:p>
          </table:table-cell>
          <table:table-cell office:value-type="float" office:value="0.91838478560943" calcext:value-type="float">
            <text:p>0,91838478560943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911917550223214" calcext:value-type="float">
            <text:p>0,911917550223214</text:p>
          </table:table-cell>
          <table:table-cell office:value-type="float" office:value="0.92353430248671" calcext:value-type="float">
            <text:p>0,92353430248671</text:p>
          </table:table-cell>
          <table:table-cell office:value-type="float" office:value="0.878893231352051" calcext:value-type="float">
            <text:p>0,878893231352051</text:p>
          </table:table-cell>
          <table:table-cell office:value-type="float" office:value="0.78395140938449" calcext:value-type="float">
            <text:p>0,78395140938449</text:p>
          </table:table-cell>
          <table:table-cell office:value-type="float" office:value="0.838368821901516" calcext:value-type="float">
            <text:p>0,838368821901516</text:p>
          </table:table-cell>
          <table:table-cell office:value-type="float" office:value="0.957232438526034" calcext:value-type="float">
            <text:p>0,957232438526034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75383649553571" calcext:value-type="float">
            <text:p>0,875383649553571</text:p>
          </table:table-cell>
          <table:table-cell office:value-type="float" office:value="0.890124184467795" calcext:value-type="float">
            <text:p>0,890124184467795</text:p>
          </table:table-cell>
          <table:table-cell office:value-type="float" office:value="0.859720068314324" calcext:value-type="float">
            <text:p>0,859720068314324</text:p>
          </table:table-cell>
          <table:table-cell office:value-type="float" office:value="0.753955273985573" calcext:value-type="float">
            <text:p>0,753955273985573</text:p>
          </table:table-cell>
          <table:table-cell office:value-type="float" office:value="0.831324386401169" calcext:value-type="float">
            <text:p>0,831324386401169</text:p>
          </table:table-cell>
          <table:table-cell office:value-type="float" office:value="0.912816294934443" calcext:value-type="float">
            <text:p>0,912816294934443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921316964285714" calcext:value-type="float">
            <text:p>0,921316964285714</text:p>
          </table:table-cell>
          <table:table-cell office:value-type="float" office:value="0.895139638170276" calcext:value-type="float">
            <text:p>0,895139638170276</text:p>
          </table:table-cell>
          <table:table-cell office:value-type="float" office:value="0.88772209227094" calcext:value-type="float">
            <text:p>0,88772209227094</text:p>
          </table:table-cell>
          <table:table-cell office:value-type="float" office:value="0.798111772338807" calcext:value-type="float">
            <text:p>0,798111772338807</text:p>
          </table:table-cell>
          <table:table-cell office:value-type="float" office:value="0.880426466595918" calcext:value-type="float">
            <text:p>0,880426466595918</text:p>
          </table:table-cell>
          <table:table-cell office:value-type="float" office:value="0.943655705213768" calcext:value-type="float">
            <text:p>0,943655705213768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246826171875" calcext:value-type="float">
            <text:p>0,9246826171875</text:p>
          </table:table-cell>
          <table:table-cell office:value-type="float" office:value="0.771057967749203" calcext:value-type="float">
            <text:p>0,771057967749203</text:p>
          </table:table-cell>
          <table:table-cell office:value-type="float" office:value="0.847250221043324" calcext:value-type="float">
            <text:p>0,847250221043324</text:p>
          </table:table-cell>
          <table:table-cell office:value-type="float" office:value="0.734981898508928" calcext:value-type="float">
            <text:p>0,734981898508928</text:p>
          </table:table-cell>
          <table:table-cell office:value-type="float" office:value="0.940151485420509" calcext:value-type="float">
            <text:p>0,940151485420509</text:p>
          </table:table-cell>
          <table:table-cell office:value-type="float" office:value="0.920264104834822" calcext:value-type="float">
            <text:p>0,920264104834822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903590611049107" calcext:value-type="float">
            <text:p>0,903590611049107</text:p>
          </table:table-cell>
          <table:table-cell office:value-type="float" office:value="0.867704565451168" calcext:value-type="float">
            <text:p>0,867704565451168</text:p>
          </table:table-cell>
          <table:table-cell office:value-type="float" office:value="0.865262054762804" calcext:value-type="float">
            <text:p>0,865262054762804</text:p>
          </table:table-cell>
          <table:table-cell office:value-type="float" office:value="0.76252147766323" calcext:value-type="float">
            <text:p>0,76252147766323</text:p>
          </table:table-cell>
          <table:table-cell office:value-type="float" office:value="0.86283325637349" calcext:value-type="float">
            <text:p>0,86283325637349</text:p>
          </table:table-cell>
          <table:table-cell office:value-type="float" office:value="0.926394800179492" calcext:value-type="float">
            <text:p>0,926394800179492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78147670200893" calcext:value-type="float">
            <text:p>0,878147670200893</text:p>
          </table:table-cell>
          <table:table-cell office:value-type="float" office:value="0.711306400839454" calcext:value-type="float">
            <text:p>0,711306400839454</text:p>
          </table:table-cell>
          <table:table-cell office:value-type="float" office:value="0.795102998313907" calcext:value-type="float">
            <text:p>0,795102998313907</text:p>
          </table:table-cell>
          <table:table-cell office:value-type="float" office:value="0.659892917984911" calcext:value-type="float">
            <text:p>0,659892917984911</text:p>
          </table:table-cell>
          <table:table-cell office:value-type="float" office:value="0.90127970749543" calcext:value-type="float">
            <text:p>0,90127970749543</text:p>
          </table:table-cell>
          <table:table-cell office:value-type="float" office:value="0.869921870382847" calcext:value-type="float">
            <text:p>0,869921870382847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63324846540179" calcext:value-type="float">
            <text:p>0,863324846540179</text:p>
          </table:table-cell>
          <table:table-cell office:value-type="float" office:value="0.752725087975281" calcext:value-type="float">
            <text:p>0,752725087975281</text:p>
          </table:table-cell>
          <table:table-cell office:value-type="float" office:value="0.770481001537448" calcext:value-type="float">
            <text:p>0,770481001537448</text:p>
          </table:table-cell>
          <table:table-cell office:value-type="float" office:value="0.626652375848517" calcext:value-type="float">
            <text:p>0,626652375848517</text:p>
          </table:table-cell>
          <table:table-cell office:value-type="float" office:value="0.789094835342811" calcext:value-type="float">
            <text:p>0,789094835342811</text:p>
          </table:table-cell>
          <table:table-cell office:value-type="float" office:value="0.893750153664593" calcext:value-type="float">
            <text:p>0,893750153664593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45197405133929" calcext:value-type="float">
            <text:p>0,845197405133929</text:p>
          </table:table-cell>
          <table:table-cell office:value-type="float" office:value="0.620815304030972" calcext:value-type="float">
            <text:p>0,620815304030972</text:p>
          </table:table-cell>
          <table:table-cell office:value-type="float" office:value="0.734309059890455" calcext:value-type="float">
            <text:p>0,734309059890455</text:p>
          </table:table-cell>
          <table:table-cell office:value-type="float" office:value="0.58016458569807" calcext:value-type="float">
            <text:p>0,58016458569807</text:p>
          </table:table-cell>
          <table:table-cell office:value-type="float" office:value="0.898582573343588" calcext:value-type="float">
            <text:p>0,898582573343588</text:p>
          </table:table-cell>
          <table:table-cell office:value-type="float" office:value="0.828517480116725" calcext:value-type="float">
            <text:p>0,828517480116725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87590680803571" calcext:value-type="float">
            <text:p>0,887590680803571</text:p>
          </table:table-cell>
          <table:table-cell office:value-type="float" office:value="0.873333039919018" calcext:value-type="float">
            <text:p>0,873333039919018</text:p>
          </table:table-cell>
          <table:table-cell office:value-type="float" office:value="0.860270528049944" calcext:value-type="float">
            <text:p>0,860270528049944</text:p>
          </table:table-cell>
          <table:table-cell office:value-type="float" office:value="0.754802388831831" calcext:value-type="float">
            <text:p>0,754802388831831</text:p>
          </table:table-cell>
          <table:table-cell office:value-type="float" office:value="0.847593011832045" calcext:value-type="float">
            <text:p>0,847593011832045</text:p>
          </table:table-cell>
          <table:table-cell office:value-type="float" office:value="0.915185807326202" calcext:value-type="float">
            <text:p>0,915185807326202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38387625558036" calcext:value-type="float">
            <text:p>0,838387625558036</text:p>
          </table:table-cell>
          <table:table-cell office:value-type="float" office:value="0.832241803604033" calcext:value-type="float">
            <text:p>0,832241803604033</text:p>
          </table:table-cell>
          <table:table-cell office:value-type="float" office:value="0.819002978370197" calcext:value-type="float">
            <text:p>0,819002978370197</text:p>
          </table:table-cell>
          <table:table-cell office:value-type="float" office:value="0.693484372416074" calcext:value-type="float">
            <text:p>0,693484372416074</text:p>
          </table:table-cell>
          <table:table-cell office:value-type="float" office:value="0.806178749255051" calcext:value-type="float">
            <text:p>0,806178749255051</text:p>
          </table:table-cell>
          <table:table-cell office:value-type="float" office:value="0.865121028865025" calcext:value-type="float">
            <text:p>0,865121028865025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34978376116071" calcext:value-type="float">
            <text:p>0,834978376116071</text:p>
          </table:table-cell>
          <table:table-cell office:value-type="float" office:value="0.886026653328093" calcext:value-type="float">
            <text:p>0,886026653328093</text:p>
          </table:table-cell>
          <table:table-cell office:value-type="float" office:value="0.839775824994497" calcext:value-type="float">
            <text:p>0,839775824994497</text:p>
          </table:table-cell>
          <table:table-cell office:value-type="float" office:value="0.723804798318837" calcext:value-type="float">
            <text:p>0,723804798318837</text:p>
          </table:table-cell>
          <table:table-cell office:value-type="float" office:value="0.798114057672502" calcext:value-type="float">
            <text:p>0,798114057672502</text:p>
          </table:table-cell>
          <table:table-cell office:value-type="float" office:value="0.878577953714982" calcext:value-type="float">
            <text:p>0,878577953714982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22056361607143" calcext:value-type="float">
            <text:p>0,822056361607143</text:p>
          </table:table-cell>
          <table:table-cell office:value-type="float" office:value="0.595094546451082" calcext:value-type="float">
            <text:p>0,595094546451082</text:p>
          </table:table-cell>
          <table:table-cell office:value-type="float" office:value="0.680315799367148" calcext:value-type="float">
            <text:p>0,680315799367148</text:p>
          </table:table-cell>
          <table:table-cell office:value-type="float" office:value="0.515514089689718" calcext:value-type="float">
            <text:p>0,515514089689718</text:p>
          </table:table-cell>
          <table:table-cell office:value-type="float" office:value="0.794025157232704" calcext:value-type="float">
            <text:p>0,794025157232704</text:p>
          </table:table-cell>
          <table:table-cell office:value-type="float" office:value="0.830833524158461" calcext:value-type="float">
            <text:p>0,830833524158461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54814801897321" calcext:value-type="float">
            <text:p>0,854814801897321</text:p>
          </table:table-cell>
          <table:table-cell office:value-type="float" office:value="0.758379853921255" calcext:value-type="float">
            <text:p>0,758379853921255</text:p>
          </table:table-cell>
          <table:table-cell office:value-type="float" office:value="0.787416854979764" calcext:value-type="float">
            <text:p>0,787416854979764</text:p>
          </table:table-cell>
          <table:table-cell office:value-type="float" office:value="0.649371433384573" calcext:value-type="float">
            <text:p>0,649371433384573</text:p>
          </table:table-cell>
          <table:table-cell office:value-type="float" office:value="0.818765930331351" calcext:value-type="float">
            <text:p>0,818765930331351</text:p>
          </table:table-cell>
          <table:table-cell office:value-type="float" office:value="0.872442355629414" calcext:value-type="float">
            <text:p>0,872442355629414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70106724330357" calcext:value-type="float">
            <text:p>0,770106724330357</text:p>
          </table:table-cell>
          <table:table-cell office:value-type="float" office:value="0.553618014554442" calcext:value-type="float">
            <text:p>0,553618014554442</text:p>
          </table:table-cell>
          <table:table-cell office:value-type="float" office:value="0.647277591973244" calcext:value-type="float">
            <text:p>0,647277591973244</text:p>
          </table:table-cell>
          <table:table-cell office:value-type="float" office:value="0.47849994066221" calcext:value-type="float">
            <text:p>0,47849994066221</text:p>
          </table:table-cell>
          <table:table-cell office:value-type="float" office:value="0.779080252479711" calcext:value-type="float">
            <text:p>0,779080252479711</text:p>
          </table:table-cell>
          <table:table-cell office:value-type="float" office:value="0.7667750729351" calcext:value-type="float">
            <text:p>0,7667750729351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08707101004464" calcext:value-type="float">
            <text:p>0,808707101004464</text:p>
          </table:table-cell>
          <table:table-cell office:value-type="float" office:value="0.566012225007746" calcext:value-type="float">
            <text:p>0,566012225007746</text:p>
          </table:table-cell>
          <table:table-cell office:value-type="float" office:value="0.646868511275291" calcext:value-type="float">
            <text:p>0,646868511275291</text:p>
          </table:table-cell>
          <table:table-cell office:value-type="float" office:value="0.478052958389837" calcext:value-type="float">
            <text:p>0,478052958389837</text:p>
          </table:table-cell>
          <table:table-cell office:value-type="float" office:value="0.754675880718095" calcext:value-type="float">
            <text:p>0,754675880718095</text:p>
          </table:table-cell>
          <table:table-cell office:value-type="float" office:value="0.825043719197838" calcext:value-type="float">
            <text:p>0,825043719197838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28848702566964" calcext:value-type="float">
            <text:p>0,828848702566964</text:p>
          </table:table-cell>
          <table:table-cell office:value-type="float" office:value="0.520391739640451" calcext:value-type="float">
            <text:p>0,520391739640451</text:p>
          </table:table-cell>
          <table:table-cell office:value-type="float" office:value="0.660286253266645" calcext:value-type="float">
            <text:p>0,660286253266645</text:p>
          </table:table-cell>
          <table:table-cell office:value-type="float" office:value="0.492856220126599" calcext:value-type="float">
            <text:p>0,492856220126599</text:p>
          </table:table-cell>
          <table:table-cell office:value-type="float" office:value="0.903048665025563" calcext:value-type="float">
            <text:p>0,903048665025563</text:p>
          </table:table-cell>
          <table:table-cell office:value-type="float" office:value="0.812096532854517" calcext:value-type="float">
            <text:p>0,812096532854517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31734793526786" calcext:value-type="float">
            <text:p>0,831734793526786</text:p>
          </table:table-cell>
          <table:table-cell office:value-type="float" office:value="0.565090230242688" calcext:value-type="float">
            <text:p>0,565090230242688</text:p>
          </table:table-cell>
          <table:table-cell office:value-type="float" office:value="0.653050951062529" calcext:value-type="float">
            <text:p>0,653050951062529</text:p>
          </table:table-cell>
          <table:table-cell office:value-type="float" office:value="0.484837159636946" calcext:value-type="float">
            <text:p>0,484837159636946</text:p>
          </table:table-cell>
          <table:table-cell office:value-type="float" office:value="0.773443488629589" calcext:value-type="float">
            <text:p>0,773443488629589</text:p>
          </table:table-cell>
          <table:table-cell office:value-type="float" office:value="0.846742538868057" calcext:value-type="float">
            <text:p>0,84674253886805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864712306431362" calcext:value-type="float">
            <text:p>0,864712306431362</text:p>
          </table:table-cell>
          <table:table-cell table:style-name="ce9" table:formula="of:=AVERAGE([.D2:.D25])" office:value-type="float" office:value="0.774935562641165" calcext:value-type="float">
            <text:p>0,774935562641165</text:p>
          </table:table-cell>
          <table:table-cell table:style-name="ce9" table:formula="of:=AVERAGE([.E2:.E25])" office:value-type="float" office:value="0.79735916867772" calcext:value-type="float">
            <text:p>0,79735916867772</text:p>
          </table:table-cell>
          <table:table-cell table:style-name="ce9" table:formula="of:=AVERAGE([.F2:.F25])" office:value-type="float" office:value="0.670060732095011" calcext:value-type="float">
            <text:p>0,670060732095011</text:p>
          </table:table-cell>
          <table:table-cell table:style-name="ce9" table:formula="of:=AVERAGE([.G2:.G25])" office:value-type="float" office:value="0.835358511379329" calcext:value-type="float">
            <text:p>0,835358511379329</text:p>
          </table:table-cell>
          <table:table-cell table:style-name="ce9" table:formula="of:=AVERAGE([.H2:.H25])" office:value-type="float" office:value="0.886224378324649" calcext:value-type="float">
            <text:p>0,886224378324649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909612746465774" calcext:value-type="float">
            <text:p>0,909612746465774</text:p>
          </table:table-cell>
          <table:table-cell table:formula="of:=AVERAGE([.D8:.D13])" office:value-type="float" office:value="0.848767838180984" calcext:value-type="float">
            <text:p>0,848767838180984</text:p>
          </table:table-cell>
          <table:table-cell table:formula="of:=AVERAGE([.E8:.E13])" office:value-type="float" office:value="0.861036274821968" calcext:value-type="float">
            <text:p>0,861036274821968</text:p>
          </table:table-cell>
          <table:table-cell table:formula="of:=AVERAGE([.F8:.F13])" office:value-type="float" office:value="0.756514938448065" calcext:value-type="float">
            <text:p>0,756514938448065</text:p>
          </table:table-cell>
          <table:table-cell table:formula="of:=AVERAGE([.G8:.G13])" office:value-type="float" office:value="0.88054175551217" calcext:value-type="float">
            <text:p>0,88054175551217</text:p>
          </table:table-cell>
          <table:table-cell table:formula="of:=AVERAGE([.H8:.H13])" office:value-type="float" office:value="0.929791354882998" calcext:value-type="float">
            <text:p>0,92979135488299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71920631045387" calcext:value-type="float">
            <text:p>0,871920631045387</text:p>
          </table:table-cell>
          <table:table-cell table:formula="of:=AVERAGE([.D2:.D7])" office:value-type="float" office:value="0.878468595797924" calcext:value-type="float">
            <text:p>0,878468595797924</text:p>
          </table:table-cell>
          <table:table-cell table:formula="of:=AVERAGE([.E2:.E7])" office:value-type="float" office:value="0.846040674375399" calcext:value-type="float">
            <text:p>0,846040674375399</text:p>
          </table:table-cell>
          <table:table-cell table:formula="of:=AVERAGE([.F2:.F7])" office:value-type="float" office:value="0.734072449767293" calcext:value-type="float">
            <text:p>0,734072449767293</text:p>
          </table:table-cell>
          <table:table-cell table:formula="of:=AVERAGE([.G2:.G7])" office:value-type="float" office:value="0.816911905112074" calcext:value-type="float">
            <text:p>0,816911905112074</text:p>
          </table:table-cell>
          <table:table-cell table:formula="of:=AVERAGE([.H2:.H7])" office:value-type="float" office:value="0.914271485463306" calcext:value-type="float">
            <text:p>0,91427148546330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57937767392113" calcext:value-type="float">
            <text:p>0,857937767392113</text:p>
          </table:table-cell>
          <table:table-cell table:formula="of:=AVERAGE([.D14:.D19])" office:value-type="float" office:value="0.779408048282809" calcext:value-type="float">
            <text:p>0,779408048282809</text:p>
          </table:table-cell>
          <table:table-cell table:formula="of:=AVERAGE([.E14:.E19])" office:value-type="float" office:value="0.803157065192741" calcext:value-type="float">
            <text:p>0,803157065192741</text:p>
          </table:table-cell>
          <table:table-cell table:formula="of:=AVERAGE([.F14:.F19])" office:value-type="float" office:value="0.67313357318304" calcext:value-type="float">
            <text:p>0,67313357318304</text:p>
          </table:table-cell>
          <table:table-cell table:formula="of:=AVERAGE([.G14:.G19])" office:value-type="float" office:value="0.840140489156905" calcext:value-type="float">
            <text:p>0,840140489156905</text:p>
          </table:table-cell>
          <table:table-cell table:formula="of:=AVERAGE([.H14:.H19])" office:value-type="float" office:value="0.875179049011729" calcext:value-type="float">
            <text:p>0,87517904901172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19378080822172" calcext:value-type="float">
            <text:p>0,819378080822172</text:p>
          </table:table-cell>
          <table:table-cell table:formula="of:=AVERAGE([.D20:.D25])" office:value-type="float" office:value="0.593097768302944" calcext:value-type="float">
            <text:p>0,593097768302944</text:p>
          </table:table-cell>
          <table:table-cell table:formula="of:=AVERAGE([.E20:.E25])" office:value-type="float" office:value="0.67920266032077" calcext:value-type="float">
            <text:p>0,67920266032077</text:p>
          </table:table-cell>
          <table:table-cell table:formula="of:=AVERAGE([.F20:.F25])" office:value-type="float" office:value="0.516521966981647" calcext:value-type="float">
            <text:p>0,516521966981647</text:p>
          </table:table-cell>
          <table:table-cell table:formula="of:=AVERAGE([.G20:.G25])" office:value-type="float" office:value="0.803839895736169" calcext:value-type="float">
            <text:p>0,803839895736169</text:p>
          </table:table-cell>
          <table:table-cell table:formula="of:=AVERAGE([.H20:.H25])" office:value-type="float" office:value="0.825655623940564" calcext:value-type="float">
            <text:p>0,8256556239405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22:58:29.3070402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0T17:16:08.974697713</meta:creation-date>
    <dc:date>2020-07-13T22:58:51.367262877</dc:date>
    <meta:editing-duration>PT1H2M40S</meta:editing-duration>
    <meta:editing-cycles>12</meta:editing-cycles>
    <meta:generator>LibreOffice/6.4.4.2$Linux_X86_64 LibreOffice_project/40$Build-2</meta:generator>
    <meta:document-statistic meta:table-count="1" meta:cell-count="235" meta:object-count="0"/>
  </office:meta>
</office:document-meta>
</file>